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3408" calcext:value-type="float">
            <text:p>120.9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4264" calcext:value-type="float">
            <text:p>120.9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3408" calcext:value-type="float">
            <text:p>120.9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3888" calcext:value-type="float">
            <text:p>121.0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3408" calcext:value-type="float">
            <text:p>120.9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7792" calcext:value-type="float">
            <text:p>121.0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4264" calcext:value-type="float">
            <text:p>120.9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8168" calcext:value-type="float">
            <text:p>120.9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8168" calcext:value-type="float">
            <text:p>120.9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9984" calcext:value-type="float">
            <text:p>121.0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3888" calcext:value-type="float">
            <text:p>121.0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3888" calcext:value-type="float">
            <text:p>121.0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9984" calcext:value-type="float">
            <text:p>121.0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4264" calcext:value-type="float">
            <text:p>120.9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3408" calcext:value-type="float">
            <text:p>120.9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9024" calcext:value-type="float">
            <text:p>120.9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9024" calcext:value-type="float">
            <text:p>120.9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988" calcext:value-type="float">
            <text:p>120.9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2448" calcext:value-type="float">
            <text:p>120.9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2448" calcext:value-type="float">
            <text:p>120.9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8544" calcext:value-type="float">
            <text:p>120.9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2448" calcext:value-type="float">
            <text:p>120.9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0256" calcext:value-type="float">
            <text:p>120.9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8544" calcext:value-type="float">
            <text:p>120.9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3784" calcext:value-type="float">
            <text:p>120.9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2448" calcext:value-type="float">
            <text:p>120.9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0256" calcext:value-type="float">
            <text:p>120.9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1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7544" calcext:value-type="float">
            <text:p>120.5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364" calcext:value-type="float">
            <text:p>120.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4976" calcext:value-type="float">
            <text:p>120.5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4976" calcext:value-type="float">
            <text:p>120.5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2408" calcext:value-type="float">
            <text:p>120.6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024" calcext:value-type="float">
            <text:p>120.5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368" calcext:value-type="float">
            <text:p>120.6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2784" calcext:value-type="float">
            <text:p>120.5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8984" calcext:value-type="float">
            <text:p>120.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9464" calcext:value-type="float">
            <text:p>120.6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1968" calcext:value-type="float">
            <text:p>120.9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94" calcext:value-type="float">
            <text:p>120.9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0256" calcext:value-type="float">
            <text:p>120.9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748" calcext:value-type="float">
            <text:p>120.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4432" calcext:value-type="float">
            <text:p>120.8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8336" calcext:value-type="float">
            <text:p>120.7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1656" calcext:value-type="float">
            <text:p>120.6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2136" calcext:value-type="float">
            <text:p>120.7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5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526967742" calcext:value-type="float">
            <text:p>120.72852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318709677" calcext:value-type="float">
            <text:p>120.758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117419355" calcext:value-type="float">
            <text:p>120.770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4345290323" calcext:value-type="float">
            <text:p>120.77434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42416" calcext:value-type="float">
            <text:p>120.75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3215" calcext:value-type="float">
            <text:p>120.6823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5004903226" calcext:value-type="float">
            <text:p>120.59500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8047225807" calcext:value-type="float">
            <text:p>120.52804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9082580645" calcext:value-type="float">
            <text:p>120.479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34472" calcext:value-type="float">
            <text:p>120.44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152825" calcext:value-type="float">
            <text:p>120.4315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1599724138" calcext:value-type="float">
            <text:p>120.451599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829975" calcext:value-type="float">
            <text:p>120.5082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678575" calcext:value-type="float">
            <text:p>120.586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9144" calcext:value-type="float">
            <text:p>120.6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413375" calcext:value-type="float">
            <text:p>120.7041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06045" calcext:value-type="float">
            <text:p>120.6606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993290323" calcext:value-type="float">
            <text:p>120.62499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3963870968" calcext:value-type="float">
            <text:p>120.573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67795" calcext:value-type="float">
            <text:p>120.536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2136" calcext:value-type="float">
            <text:p>120.53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802025" calcext:value-type="float">
            <text:p>120.5580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155142857" calcext:value-type="float">
            <text:p>120.603155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3784516129" calcext:value-type="float">
            <text:p>120.613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0075" calcext:value-type="float">
            <text:p>120.6306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130322581" calcext:value-type="float">
            <text:p>120.652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3634064516" calcext:value-type="float">
            <text:p>120.66363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6525935484" calcext:value-type="float">
            <text:p>120.64652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088525" calcext:value-type="float">
            <text:p>120.6208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268645161" calcext:value-type="float">
            <text:p>120.59126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377883871" calcext:value-type="float">
            <text:p>120.54377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067975" calcext:value-type="float">
            <text:p>120.500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0557419355" calcext:value-type="float">
            <text:p>120.48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7173935484" calcext:value-type="float">
            <text:p>120.49717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2019034483" calcext:value-type="float">
            <text:p>120.522019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392575" calcext:value-type="float">
            <text:p>120.563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917075" calcext:value-type="float">
            <text:p>120.6191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684" calcext:value-type="float">
            <text:p>120.66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07035" calcext:value-type="float">
            <text:p>120.6907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6572129032" calcext:value-type="float">
            <text:p>120.69657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7104258065" calcext:value-type="float">
            <text:p>120.67710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65075" calcext:value-type="float">
            <text:p>120.64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47144" calcext:value-type="float">
            <text:p>120.57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30635" calcext:value-type="float">
            <text:p>120.523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59744" calcext:value-type="float">
            <text:p>120.4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06785" calcext:value-type="float">
            <text:p>120.490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9181241379" calcext:value-type="float">
            <text:p>120.519181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69075" calcext:value-type="float">
            <text:p>120.588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9180645161" calcext:value-type="float">
            <text:p>120.649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998967742" calcext:value-type="float">
            <text:p>120.69499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356475" calcext:value-type="float">
            <text:p>120.7235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428645161" calcext:value-type="float">
            <text:p>120.72842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1725419355" calcext:value-type="float">
            <text:p>120.6817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2145" calcext:value-type="float">
            <text:p>120.588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835612903" calcext:value-type="float">
            <text:p>120.48183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485825" calcext:value-type="float">
            <text:p>120.4048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37648" calcext:value-type="float">
            <text:p>120.39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8958068966" calcext:value-type="float">
            <text:p>120.388958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7981793104" calcext:value-type="float">
            <text:p>120.407981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638725" calcext:value-type="float">
            <text:p>120.4463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31575" calcext:value-type="float">
            <text:p>120.51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4148" calcext:value-type="float">
            <text:p>120.56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4372363636" calcext:value-type="float">
            <text:p>120.604372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7664" calcext:value-type="float">
            <text:p>120.60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964075" calcext:value-type="float">
            <text:p>120.5696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372775" calcext:value-type="float">
            <text:p>120.503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43464" calcext:value-type="float">
            <text:p>120.4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561775" calcext:value-type="float">
            <text:p>120.3856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620645161" calcext:value-type="float">
            <text:p>120.359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4143483871" calcext:value-type="float">
            <text:p>120.364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1180413793" calcext:value-type="float">
            <text:p>120.381180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8700903226" calcext:value-type="float">
            <text:p>120.44870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601375" calcext:value-type="float">
            <text:p>120.506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9416" calcext:value-type="float">
            <text:p>120.5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42115" calcext:value-type="float">
            <text:p>120.5642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444" calcext:value-type="float">
            <text:p>120.6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083483871" calcext:value-type="float">
            <text:p>120.610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9765" calcext:value-type="float">
            <text:p>120.588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6190709677" calcext:value-type="float">
            <text:p>120.4961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8475354839" calcext:value-type="float">
            <text:p>120.43847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038775" calcext:value-type="float">
            <text:p>120.4503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4125935484" calcext:value-type="float">
            <text:p>120.49412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982857143" calcext:value-type="float">
            <text:p>120.530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049675" calcext:value-type="float">
            <text:p>120.5604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02775" calcext:value-type="float">
            <text:p>120.6180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58216" calcext:value-type="float">
            <text:p>120.69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090275" calcext:value-type="float">
            <text:p>120.7609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79728" calcext:value-type="float">
            <text:p>120.7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119225" calcext:value-type="float">
            <text:p>120.791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0175225806" calcext:value-type="float">
            <text:p>120.790175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5114580645" calcext:value-type="float">
            <text:p>120.73511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015741936" calcext:value-type="float">
            <text:p>120.69401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2060903226" calcext:value-type="float">
            <text:p>120.66206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3408516129" calcext:value-type="float">
            <text:p>120.653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013793104" calcext:value-type="float">
            <text:p>120.664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3662967742" calcext:value-type="float">
            <text:p>120.67366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315354839" calcext:value-type="float">
            <text:p>120.68231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2737548387" calcext:value-type="float">
            <text:p>120.69273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7595870968" calcext:value-type="float">
            <text:p>120.67759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0753806452" calcext:value-type="float">
            <text:p>120.65075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316645161" calcext:value-type="float">
            <text:p>120.5943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020475" calcext:value-type="float">
            <text:p>120.510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6127225807" calcext:value-type="float">
            <text:p>120.40612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03425" calcext:value-type="float">
            <text:p>120.289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3669419355" calcext:value-type="float">
            <text:p>120.23366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691354839" calcext:value-type="float">
            <text:p>120.26169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8328551724" calcext:value-type="float">
            <text:p>120.318328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09475" calcext:value-type="float">
            <text:p>120.392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8978580645" calcext:value-type="float">
            <text:p>120.40897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195716129" calcext:value-type="float">
            <text:p>120.42195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582967742" calcext:value-type="float">
            <text:p>120.41458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8961290323" calcext:value-type="float">
            <text:p>120.368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1720258065" calcext:value-type="float">
            <text:p>120.27172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8736" calcext:value-type="float">
            <text:p>120.1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0667870968" calcext:value-type="float">
            <text:p>120.11066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5861677419" calcext:value-type="float">
            <text:p>120.07586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513883871" calcext:value-type="float">
            <text:p>119.99513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6920258065" calcext:value-type="float">
            <text:p>119.96692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5593714286" calcext:value-type="float">
            <text:p>119.97559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9473" calcext:value-type="float">
            <text:p>119.989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0903" calcext:value-type="float">
            <text:p>120.000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85128" calcext:value-type="float">
            <text:p>120.0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2489806452" calcext:value-type="float">
            <text:p>120.0624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659354839" calcext:value-type="float">
            <text:p>120.00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7747354839" calcext:value-type="float">
            <text:p>119.94774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3536941177" calcext:value-type="float">
            <text:p>119.873536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624" calcext:value-type="float">
            <text:p>119.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096325" calcext:value-type="float">
            <text:p>119.720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2056" calcext:value-type="float">
            <text:p>119.70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5727" calcext:value-type="float">
            <text:p>119.735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957142857" calcext:value-type="float">
            <text:p>119.780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4787" calcext:value-type="float">
            <text:p>119.834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226322581" calcext:value-type="float">
            <text:p>119.89622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34736" calcext:value-type="float">
            <text:p>119.94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76696" calcext:value-type="float">
            <text:p>119.98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5517818182" calcext:value-type="float">
            <text:p>119.955517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3207225807" calcext:value-type="float">
            <text:p>119.90320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21784" calcext:value-type="float">
            <text:p>119.8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0896" calcext:value-type="float">
            <text:p>119.79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583225" calcext:value-type="float">
            <text:p>119.8158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494571429" calcext:value-type="float">
            <text:p>119.83549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99355" calcext:value-type="float">
            <text:p>119.879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3912774194" calcext:value-type="float">
            <text:p>119.94391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57976" calcext:value-type="float">
            <text:p>119.9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823975" calcext:value-type="float">
            <text:p>120.028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585290323" calcext:value-type="float">
            <text:p>120.02758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7342451613" calcext:value-type="float">
            <text:p>119.97734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422425" calcext:value-type="float">
            <text:p>119.9042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8488" calcext:value-type="float">
            <text:p>119.7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429575" calcext:value-type="float">
            <text:p>119.714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26512" calcext:value-type="float">
            <text:p>119.6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24225" calcext:value-type="float">
            <text:p>119.667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1025655172" calcext:value-type="float">
            <text:p>119.721025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016516129" calcext:value-type="float">
            <text:p>119.800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860325" calcext:value-type="float">
            <text:p>119.8886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92064" calcext:value-type="float">
            <text:p>119.93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3808457143" calcext:value-type="float">
            <text:p>119.9738084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8377538462" calcext:value-type="float">
            <text:p>119.958377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9835354839" calcext:value-type="float">
            <text:p>119.8898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45915" calcext:value-type="float">
            <text:p>119.794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8976" calcext:value-type="float">
            <text:p>119.6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542" calcext:value-type="float">
            <text:p>119.5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82064" calcext:value-type="float">
            <text:p>119.55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980525" calcext:value-type="float">
            <text:p>119.5998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6424571429" calcext:value-type="float">
            <text:p>119.65642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684645161" calcext:value-type="float">
            <text:p>119.72868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55415" calcext:value-type="float">
            <text:p>119.775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72864" calcext:value-type="float">
            <text:p>119.81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89755" calcext:value-type="float">
            <text:p>119.818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0078451613" calcext:value-type="float">
            <text:p>119.7700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5825" calcext:value-type="float">
            <text:p>119.722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875612903" calcext:value-type="float">
            <text:p>119.65887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8896" calcext:value-type="float">
            <text:p>119.5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885677419" calcext:value-type="float">
            <text:p>119.50588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21944" calcext:value-type="float">
            <text:p>119.46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789677419" calcext:value-type="float">
            <text:p>119.499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329428571" calcext:value-type="float">
            <text:p>119.54832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7030709677" calcext:value-type="float">
            <text:p>119.59703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92425" calcext:value-type="float">
            <text:p>119.66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8071483871" calcext:value-type="float">
            <text:p>119.788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0963354839" calcext:value-type="float">
            <text:p>119.77096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1200516129" calcext:value-type="float">
            <text:p>119.751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2975" calcext:value-type="float">
            <text:p>119.728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0868" calcext:value-type="float">
            <text:p>119.7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2461419355" calcext:value-type="float">
            <text:p>119.7124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01288" calcext:value-type="float">
            <text:p>119.7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1796129032" calcext:value-type="float">
            <text:p>119.821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0650571429" calcext:value-type="float">
            <text:p>119.94065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6995354839" calcext:value-type="float">
            <text:p>120.02699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7583" calcext:value-type="float">
            <text:p>120.107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7272774194" calcext:value-type="float">
            <text:p>120.15727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0633032258" calcext:value-type="float">
            <text:p>120.20063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877677419" calcext:value-type="float">
            <text:p>120.20387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0378580645" calcext:value-type="float">
            <text:p>120.18037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2102193548" calcext:value-type="float">
            <text:p>120.13210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2154322581" calcext:value-type="float">
            <text:p>120.0821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0809" calcext:value-type="float">
            <text:p>120.010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27344" calcext:value-type="float">
            <text:p>119.97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75625" calcext:value-type="float">
            <text:p>119.969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7920774194" calcext:value-type="float">
            <text:p>120.00792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7712516129" calcext:value-type="float">
            <text:p>120.037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34784" calcext:value-type="float">
            <text:p>120.08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072625" calcext:value-type="float">
            <text:p>120.110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676937931" calcext:value-type="float">
            <text:p>120.166769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558775" calcext:value-type="float">
            <text:p>120.1455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9288923077" calcext:value-type="float">
            <text:p>120.099288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86424" calcext:value-type="float">
            <text:p>119.99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7296258065" calcext:value-type="float">
            <text:p>119.92729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569290323" calcext:value-type="float">
            <text:p>119.89956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914580645" calcext:value-type="float">
            <text:p>119.89691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5178" calcext:value-type="float">
            <text:p>119.915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502709677" calcext:value-type="float">
            <text:p>119.9445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69" calcext:value-type="float">
            <text:p>119.9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40424" calcext:value-type="float">
            <text:p>120.02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9216258065" calcext:value-type="float">
            <text:p>120.04921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0876129032" calcext:value-type="float">
            <text:p>120.080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619354839" calcext:value-type="float">
            <text:p>120.06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31915" calcext:value-type="float">
            <text:p>120.023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64632" calcext:value-type="float">
            <text:p>119.93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2026" calcext:value-type="float">
            <text:p>119.84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0528" calcext:value-type="float">
            <text:p>119.77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5653935484" calcext:value-type="float">
            <text:p>119.76565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7661714286" calcext:value-type="float">
            <text:p>119.75766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76395" calcext:value-type="float">
            <text:p>119.797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00295" calcext:value-type="float">
            <text:p>119.8700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17312" calcext:value-type="float">
            <text:p>119.9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8015" calcext:value-type="float">
            <text:p>119.950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64784" calcext:value-type="float">
            <text:p>119.9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113083871" calcext:value-type="float">
            <text:p>119.93113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42408" calcext:value-type="float">
            <text:p>119.8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48328" calcext:value-type="float">
            <text:p>119.79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6562064516" calcext:value-type="float">
            <text:p>119.70656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5024285714" calcext:value-type="float">
            <text:p>119.66502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88336" calcext:value-type="float">
            <text:p>119.64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2305290323" calcext:value-type="float">
            <text:p>119.69230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9884689655" calcext:value-type="float">
            <text:p>119.709884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782" calcext:value-type="float">
            <text:p>119.7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8893419355" calcext:value-type="float">
            <text:p>119.35889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765677419" calcext:value-type="float">
            <text:p>119.30776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460387097" calcext:value-type="float">
            <text:p>119.24946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4584774194" calcext:value-type="float">
            <text:p>119.22458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2502709677" calcext:value-type="float">
            <text:p>119.1825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0819354839" calcext:value-type="float">
            <text:p>119.380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863475" calcext:value-type="float">
            <text:p>119.378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2656" calcext:value-type="float">
            <text:p>119.29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443" calcext:value-type="float">
            <text:p>119.26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156375" calcext:value-type="float">
            <text:p>119.1915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975384615" calcext:value-type="float">
            <text:p>119.1439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330322581" calcext:value-type="float">
            <text:p>119.20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9020903226" calcext:value-type="float">
            <text:p>119.19902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0111111111" calcext:value-type="float">
            <text:p>119.140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51336" calcext:value-type="float">
            <text:p>119.2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2737818182" calcext:value-type="float">
            <text:p>119.302737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86825" calcext:value-type="float">
            <text:p>119.341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3132903226" calcext:value-type="float">
            <text:p>119.33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412" calcext:value-type="float">
            <text:p>119.3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4148" calcext:value-type="float">
            <text:p>119.2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69904" calcext:value-type="float">
            <text:p>119.22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0184695652" calcext:value-type="float">
            <text:p>119.190184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72825" calcext:value-type="float">
            <text:p>119.227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4471448276" calcext:value-type="float">
            <text:p>119.254471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6296" calcext:value-type="float">
            <text:p>119.28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9946064516" calcext:value-type="float">
            <text:p>119.34994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4700129032" calcext:value-type="float">
            <text:p>119.43470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19785" calcext:value-type="float">
            <text:p>119.4619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55625" calcext:value-type="float">
            <text:p>119.5125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6643076923" calcext:value-type="float">
            <text:p>119.3866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4432" calcext:value-type="float">
            <text:p>119.26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331354839" calcext:value-type="float">
            <text:p>119.28633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86475" calcext:value-type="float">
            <text:p>119.3138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8532" calcext:value-type="float">
            <text:p>119.3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6008" calcext:value-type="float">
            <text:p>118.9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650114432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6" meta:object-count="0"/>
    <meta:user-defined meta:name="AppVersion">3.0</meta:user-defined>
  </office:meta>
</office:document-meta>
</file>